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ffff" draw:fill-color="#ffffff" draw:textarea-horizontal-align="justify" draw:textarea-vertical-align="middle" draw:auto-grow-height="false" fo:min-height="16.75cm" fo:min-width="17.5cm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 fo:min-height="13.822cm" fo:min-width="16.163cm" style:writing-mode="lr-tb"/>
      <style:paragraph-properties style:writing-mode="lr-tb"/>
    </style:style>
    <style:style style:name="gr3" style:family="graphic" style:parent-style-name="standard">
      <style:graphic-properties draw:stroke-dash="Long_20_Dot" svg:stroke-color="#000000" svg:stroke-linecap="butt" draw:fill-color="#ffffff" draw:opacity="100%" draw:textarea-horizontal-align="justify" draw:textarea-vertical-align="top" draw:auto-grow-height="false" fo:min-height="11.463cm" fo:min-width="15.125cm" style:writing-mode="lr-tb"/>
      <style:paragraph-properties style:writing-mode="lr-tb"/>
    </style:style>
    <style:style style:name="gr4" style:family="graphic" style:parent-style-name="standard">
      <style:graphic-properties svg:stroke-width="0.028cm" svg:stroke-color="#2a6099" draw:marker-start-width="0.242cm" draw:marker-end-width="0.242cm" draw:fill-color="#ffffff" draw:textarea-horizontal-align="justify" draw:textarea-vertical-align="middle" draw:auto-grow-height="false" fo:min-height="0.448cm" fo:min-width="1.329cm" fo:padding-top="0.139cm" fo:padding-bottom="0.139cm" fo:padding-left="0.264cm" fo:padding-right="0.264cm" style:writing-mode="lr-tb"/>
      <style:paragraph-properties style:writing-mode="lr-tb"/>
    </style:style>
    <style:style style:name="gr5" style:family="graphic" style:parent-style-name="standard">
      <style:graphic-properties draw:stroke="dash" draw:stroke-dash="Long_20_Dash" svg:stroke-color="#333333" svg:stroke-linecap="butt" draw:fill-color="#ffffff" draw:textarea-horizontal-align="justify" draw:textarea-vertical-align="top" draw:auto-grow-height="false" fo:min-height="7.771cm" fo:min-width="5.954cm" style:writing-mode="lr-tb"/>
      <style:paragraph-properties style:writing-mode="lr-tb"/>
    </style:style>
    <style:style style:name="gr6" style:family="graphic" style:parent-style-name="standard">
      <style:graphic-properties svg:stroke-width="0.028cm" svg:stroke-color="#2a6099" draw:marker-start-width="0.242cm" draw:marker-end-width="0.242cm" draw:fill-color="#ffffff" draw:textarea-horizontal-align="justify" draw:textarea-vertical-align="middle" draw:auto-grow-height="false" fo:min-height="0.448cm" fo:min-width="2.655cm" fo:padding-top="0.139cm" fo:padding-bottom="0.139cm" fo:padding-left="0.264cm" fo:padding-right="0.264cm" style:writing-mode="lr-tb"/>
      <style:paragraph-properties style:writing-mode="lr-tb"/>
    </style:style>
    <style:style style:name="gr7" style:family="graphic" style:parent-style-name="standard">
      <style:graphic-properties svg:stroke-width="0.028cm" svg:stroke-color="#2a6099" draw:marker-start-width="0.242cm" draw:marker-end-width="0.242cm" draw:fill-color="#ffffff" draw:textarea-horizontal-align="justify" draw:textarea-vertical-align="middle" draw:auto-grow-height="false" fo:min-height="0.448cm" fo:min-width="1.66cm" fo:padding-top="0.139cm" fo:padding-bottom="0.139cm" fo:padding-left="0.264cm" fo:padding-right="0.264cm" style:writing-mode="lr-tb"/>
      <style:paragraph-properties style:writing-mode="lr-tb"/>
    </style:style>
    <style:style style:name="gr8" style:family="graphic" style:parent-style-name="standard">
      <style:graphic-properties svg:stroke-width="0.028cm" svg:stroke-color="#2a6099" draw:marker-start-width="0.242cm" draw:marker-end-width="0.242cm" draw:textarea-horizontal-align="center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2a6099" draw:marker-start-width="0.242cm" draw:marker-end-width="0.242cm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draw:stroke="dash" draw:stroke-dash="Long_20_Dash" svg:stroke-color="#333333" svg:stroke-linecap="butt" draw:fill-color="#ffffff" draw:textarea-horizontal-align="justify" draw:textarea-vertical-align="top" draw:auto-grow-height="false" fo:min-height="7.792cm" fo:min-width="5.542cm" style:writing-mode="lr-tb"/>
      <style:paragraph-properties style:writing-mode="lr-tb"/>
    </style:style>
    <style:style style:name="gr11" style:family="graphic" style:parent-style-name="standard">
      <style:graphic-properties svg:stroke-width="0.028cm" svg:stroke-color="#2a6099" draw:marker-start-width="0.242cm" draw:marker-end-width="0.242cm" draw:fill-color="#ffffff" draw:textarea-horizontal-align="justify" draw:textarea-vertical-align="middle" draw:auto-grow-height="false" fo:min-height="0.69cm" fo:min-width="1.714cm" fo:padding-top="0.139cm" fo:padding-bottom="0.139cm" fo:padding-left="0.264cm" fo:padding-right="0.264cm" style:writing-mode="lr-tb"/>
      <style:paragraph-properties style:writing-mode="lr-tb"/>
    </style:style>
    <style:style style:name="gr12" style:family="graphic" style:parent-style-name="standard" style:list-style-name="L1">
      <style:graphic-properties svg:stroke-color="#000000" draw:fill="none" draw:fill-color="#729fcf" loext:fill-use-slide-background="false" draw:textarea-horizontal-align="justify" draw:textarea-vertical-align="top" draw:auto-grow-height="false" fo:min-height="4.016cm" fo:min-width="11.866cm" style:writing-mode="lr-tb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start"/>
      <style:text-properties fo:color="#000000" loext:opacity="100%" fo:font-size="9.60000038146973pt" style:font-size-asian="9pt" style:font-size-complex="9pt"/>
    </style:style>
    <style:style style:name="P3" style:family="paragraph">
      <loext:graphic-properties draw:fill-color="#ffffff"/>
      <style:paragraph-properties fo:text-align="start" style:writing-mode="lr-tb"/>
      <style:text-properties fo:color="#000000" loext:opacity="100%" loext:color-lum-mod="100%" loext:color-lum-off="0%" fo:font-size="9.60000038146973pt" style:font-size-asian="9pt" style:font-size-complex="9pt"/>
    </style:style>
    <style:style style:name="P4" style:family="paragraph">
      <style:paragraph-properties fo:text-align="start"/>
      <style:text-properties fo:color="#000000" loext:opacity="100%" fo:font-size="10.6999998092651pt" style:font-size-asian="10pt" style:font-size-complex="10pt"/>
    </style:style>
    <style:style style:name="P5" style:family="paragraph">
      <loext:graphic-properties draw:fill-color="#ffffff" draw:opacity="100%"/>
      <style:paragraph-properties fo:text-align="start" style:writing-mode="lr-tb"/>
      <style:text-properties fo:color="#000000" loext:opacity="100%" loext:color-lum-mod="100%" loext:color-lum-off="0%" fo:font-size="10.6999998092651pt" style:font-size-asian="10pt" style:font-size-complex="10pt"/>
    </style:style>
    <style:style style:name="P6" style:family="paragraph">
      <style:paragraph-properties fo:text-align="center"/>
      <style:text-properties fo:color="#2a6099" loext:opacity="100%" fo:font-size="9.60000038146973pt" fo:font-weight="bold" style:font-size-asian="9pt" style:font-weight-asian="bold" style:font-size-complex="9pt" style:font-weight-complex="bold"/>
    </style:style>
    <style:style style:name="P7" style:family="paragraph">
      <loext:graphic-properties draw:fill-color="#ffffff"/>
      <style:paragraph-properties fo:text-align="center" style:writing-mode="lr-tb"/>
      <style:text-properties fo:color="#2a6099" loext:opacity="100%" loext:color-lum-mod="100%" loext:color-lum-off="0%" fo:font-size="9.60000038146973pt" fo:font-weight="bold" style:font-size-asian="9pt" style:font-weight-asian="bold" style:font-size-complex="9pt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text-align="end"/>
      <style:text-properties fo:color="#000000" loext:opacity="100%" fo:font-size="9.60000038146973pt" style:font-size-asian="9pt" style:font-size-complex="9pt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fo:font-size="9pt" style:font-size-asian="9pt" style:font-size-complex="9pt"/>
    </style:style>
    <style:style style:name="T2" style:family="text">
      <style:text-properties fo:color="#2a6099" loext:opacity="100%" fo:font-size="9pt" fo:font-weight="bold" style:font-size-asian="9pt" style:font-weight-asian="bold" style:font-size-complex="9pt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8cm" svg:height="17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6.893cm" svg:height="14.302cm" svg:x="0.557cm" svg:y="2.048cm">
          <text:p text:style-name="P2"><text:span text:style-name="T1">Kubernetes</text:span></text:p>
          <draw:enhanced-geometry svg:viewBox="0 0 21600 21600" draw:path-stretchpoint-x="10800" draw:path-stretchpoint-y="10800" draw:text-areas="?f3 ?f4 ?f5 ?f6" draw:type="round-rectangle" draw:modifiers="595.8209778635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5.837cm" svg:height="11.925cm" draw:transform="rotate (-0.0052359877559838) translate (1.145cm 3.884cm)">
          <text:p text:style-name="P4"><text:span text:style-name="T1">Clus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57.6844028316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2" draw:id="id2" draw:layer="layout" svg:width="1.935cm" svg:height="0.804cm" svg:x="6.173cm" svg:y="0.601cm">
          <text:p text:style-name="P6"><text:span text:style-name="T2">Cl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6.75cm" svg:height="8.317cm" svg:x="1.7cm" svg:y="5.533cm">
          <text:p text:style-name="P2"><text:span text:style-name="T1">Aplicaçã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59510122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1" draw:id="id1" draw:layer="layout" svg:width="3.261cm" svg:height="0.804cm" svg:x="5.51cm" svg:y="2.531cm">
          <text:p text:style-name="P6"><text:span text:style-name="T2">Load balanc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3" draw:id="id3" draw:layer="layout" svg:width="2.266cm" svg:height="0.804cm" svg:x="4.107cm" svg:y="5.962cm">
          <text:p text:style-name="P6"><text:span text:style-name="T2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4" draw:id="id4" draw:layer="layout" svg:width="1.935cm" svg:height="0.804cm" svg:x="5.8cm" svg:y="10.746cm">
          <text:p text:style-name="P6"><text:span text:style-name="T2">Pod 3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5" draw:id="id5" draw:layer="layout" svg:width="1.935cm" svg:height="0.804cm" svg:x="5.765cm" svg:y="9.496cm">
          <text:p text:style-name="P6"><text:span text:style-name="T2">Pod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6" draw:id="id6" draw:layer="layout" svg:width="1.935cm" svg:height="0.804cm" svg:x="5.82cm" svg:y="8.213cm">
          <text:p text:style-name="P6"><text:span text:style-name="T2">Pod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8" draw:layer="layout" svg:x1="7.14cm" svg:y1="2.531cm" svg:x2="7.14cm" svg:y2="1.405cm" draw:start-shape="id1" draw:start-glue-point="0" draw:end-shape="id2" draw:end-glue-point="2" svg:d="M7140 2531v-1126" svg:viewBox="0 0 1 1127">
          <text:p/>
        </draw:connector>
        <draw:connector draw:style-name="gr8" draw:text-style-name="P8" draw:layer="layout" svg:x1="5.24cm" svg:y1="5.962cm" svg:x2="7.14cm" svg:y2="3.335cm" draw:start-shape="id3" draw:start-glue-point="0" draw:end-shape="id1" draw:end-glue-point="2" svg:d="M5240 5962v-1313h1900v-1314" svg:viewBox="0 0 1901 2628">
          <text:p/>
        </draw:connector>
        <draw:connector draw:style-name="gr9" draw:text-style-name="P8" draw:layer="layout" svg:x1="5.24cm" svg:y1="6.766cm" svg:x2="5.8cm" svg:y2="11.148cm" draw:start-shape="id3" draw:start-glue-point="2" draw:end-shape="id4" draw:end-glue-point="3" svg:d="M5240 6766v4382h560" svg:viewBox="0 0 561 4383">
          <text:p/>
        </draw:connector>
        <draw:connector draw:style-name="gr9" draw:text-style-name="P8" draw:layer="layout" svg:x1="5.24cm" svg:y1="6.766cm" svg:x2="5.765cm" svg:y2="9.898cm" draw:start-shape="id3" draw:start-glue-point="2" draw:end-shape="id5" draw:end-glue-point="3" svg:d="M5240 6766v3132h525" svg:viewBox="0 0 526 3133">
          <text:p/>
        </draw:connector>
        <draw:connector draw:style-name="gr9" draw:text-style-name="P8" draw:layer="layout" svg:x1="5.24cm" svg:y1="6.766cm" svg:x2="5.82cm" svg:y2="8.615cm" draw:start-shape="id3" draw:start-glue-point="2" draw:end-shape="id6" draw:end-glue-point="3" svg:d="M5240 6766v1849h580" svg:viewBox="0 0 581 1850">
          <text:p/>
        </draw:connector>
        <draw:custom-shape draw:style-name="gr10" draw:text-style-name="P3" draw:layer="layout" svg:width="6.25cm" svg:height="8.25cm" svg:x="9.5cm" svg:y="5.6cm">
          <text:p text:style-name="P9"><text:span text:style-name="T1">Banco de dados</text:span></text:p>
          <draw:enhanced-geometry svg:viewBox="0 0 21600 21600" draw:path-stretchpoint-x="10800" draw:path-stretchpoint-y="10800" draw:text-areas="?f3 ?f4 ?f5 ?f6" draw:type="round-rectangle" draw:modifiers="1234.050657017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7" draw:id="id7" draw:layer="layout" svg:width="1.935cm" svg:height="0.804cm" svg:x="10.315cm" svg:y="6.3cm">
          <text:p text:style-name="P6"><text:span text:style-name="T2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8" draw:id="id8" draw:layer="layout" svg:width="1.935cm" svg:height="0.804cm" svg:x="12.75cm" svg:y="10.8cm">
          <text:p text:style-name="P6"><text:span text:style-name="T2">Pod 3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9" draw:id="id9" draw:layer="layout" svg:width="1.935cm" svg:height="0.804cm" svg:x="12.75cm" svg:y="9.596cm">
          <text:p text:style-name="P6"><text:span text:style-name="T2">Pod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10" draw:id="id10" draw:layer="layout" svg:width="1.935cm" svg:height="0.804cm" svg:x="12.75cm" svg:y="8.296cm">
          <text:p text:style-name="P6"><text:span text:style-name="T2">Pod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11" draw:id="id11" draw:layer="layout" svg:width="1.935cm" svg:height="0.804cm" svg:x="10.132cm" svg:y="12.543cm">
          <text:p text:style-name="P6"><text:span text:style-name="T2">PV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8" draw:layer="layout" svg:x1="7.735cm" svg:y1="11.148cm" svg:x2="10.315cm" svg:y2="6.702cm" draw:start-shape="id4" draw:start-glue-point="1" draw:end-shape="id7" draw:end-glue-point="3" svg:d="M7735 11148h1290v-4446h1290" svg:viewBox="0 0 2581 4447">
          <text:p/>
        </draw:connector>
        <draw:connector draw:style-name="gr9" draw:text-style-name="P8" draw:layer="layout" svg:x1="7.7cm" svg:y1="9.898cm" svg:x2="10.315cm" svg:y2="6.702cm" draw:start-shape="id5" draw:start-glue-point="1" draw:end-shape="id7" draw:end-glue-point="3" svg:d="M7700 9898h1308v-3196h1307" svg:viewBox="0 0 2616 3197">
          <text:p/>
        </draw:connector>
        <draw:connector draw:style-name="gr9" draw:text-style-name="P8" draw:layer="layout" svg:x1="7.755cm" svg:y1="8.615cm" svg:x2="10.315cm" svg:y2="6.702cm" draw:start-shape="id6" draw:start-glue-point="1" draw:end-shape="id7" draw:end-glue-point="3" svg:d="M7755 8615h1280v-1913h1280" svg:viewBox="0 0 2561 1914">
          <text:p/>
        </draw:connector>
        <draw:connector draw:style-name="gr9" draw:text-style-name="P8" draw:layer="layout" svg:x1="12.25cm" svg:y1="6.702cm" svg:x2="14.685cm" svg:y2="11.202cm" draw:start-shape="id7" draw:start-glue-point="1" draw:end-shape="id8" draw:end-glue-point="1" svg:d="M12250 6702h2950v4500h-515" svg:viewBox="0 0 2951 4501">
          <text:p/>
        </draw:connector>
        <draw:connector draw:style-name="gr9" draw:text-style-name="P8" draw:layer="layout" svg:x1="12.25cm" svg:y1="6.702cm" svg:x2="14.685cm" svg:y2="9.998cm" draw:start-shape="id7" draw:start-glue-point="1" draw:end-shape="id9" draw:end-glue-point="1" svg:d="M12250 6702h2950v3296h-515" svg:viewBox="0 0 2951 3297">
          <text:p/>
        </draw:connector>
        <draw:connector draw:style-name="gr9" draw:text-style-name="P8" draw:layer="layout" svg:x1="12.25cm" svg:y1="6.702cm" svg:x2="14.685cm" svg:y2="8.698cm" draw:start-shape="id7" draw:start-glue-point="1" draw:end-shape="id10" draw:end-glue-point="1" svg:d="M12250 6702h2950v1996h-515" svg:viewBox="0 0 2951 1997">
          <text:p/>
        </draw:connector>
        <draw:connector draw:style-name="gr9" draw:text-style-name="P8" draw:layer="layout" svg:x1="12.75cm" svg:y1="11.202cm" svg:x2="11.099cm" svg:y2="12.543cm" draw:start-shape="id8" draw:start-glue-point="3" draw:end-shape="id11" draw:end-glue-point="0" svg:d="M12750 11202h-1651v1341" svg:viewBox="0 0 1652 1342">
          <text:p/>
        </draw:connector>
        <draw:connector draw:style-name="gr9" draw:text-style-name="P8" draw:layer="layout" svg:x1="12.75cm" svg:y1="8.698cm" svg:x2="11.099cm" svg:y2="12.543cm" draw:start-shape="id10" draw:start-glue-point="3" draw:end-shape="id11" draw:end-glue-point="0" svg:d="M12750 8698h-1651v3845" svg:viewBox="0 0 1652 3846">
          <text:p/>
        </draw:connector>
        <draw:connector draw:style-name="gr9" draw:text-style-name="P8" draw:layer="layout" svg:x1="12.75cm" svg:y1="9.998cm" svg:x2="11.099cm" svg:y2="12.543cm" draw:start-shape="id9" draw:start-glue-point="3" draw:end-shape="id11" draw:end-glue-point="0" svg:d="M12750 9998h-1651v2545" svg:viewBox="0 0 1652 2546">
          <text:p/>
        </draw:connector>
        <draw:custom-shape draw:style-name="gr11" draw:text-style-name="P7" xml:id="id13" draw:id="id13" draw:layer="layout" svg:width="2.346cm" svg:height="1.072cm" svg:x="5.204cm" svg:y="14.3cm">
          <text:p text:style-name="P6"><text:span text:style-name="T2">Coletor de métric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12" draw:id="id12" draw:layer="layout" svg:width="1.935cm" svg:height="0.804cm" svg:x="2.212cm" svg:y="12.596cm">
          <text:p text:style-name="P6"><text:span text:style-name="T2">HP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8" draw:layer="layout" svg:x1="3.179cm" svg:y1="13.4cm" svg:x2="5.204cm" svg:y2="14.836cm" draw:start-shape="id12" draw:start-glue-point="2" draw:end-shape="id13" draw:end-glue-point="3" svg:d="M3179 13400v1436h2025" svg:viewBox="0 0 2026 1437">
          <text:p/>
        </draw:connector>
        <draw:custom-shape draw:style-name="gr4" draw:text-style-name="P7" xml:id="id14" draw:id="id14" draw:layer="layout" svg:width="1.935cm" svg:height="0.804cm" svg:x="13.115cm" svg:y="12.6cm">
          <text:p text:style-name="P6"><text:span text:style-name="T2">HP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8" draw:layer="layout" svg:x1="7.55cm" svg:y1="14.836cm" svg:x2="14.082cm" svg:y2="13.404cm" draw:start-shape="id13" draw:start-glue-point="1" draw:end-shape="id14" draw:end-glue-point="2" svg:d="M7550 14836h6532v-1432" svg:viewBox="0 0 6533 1433">
          <text:p/>
        </draw:connector>
        <draw:custom-shape draw:style-name="gr12" draw:text-style-name="P11" draw:layer="layout" svg:width="12.6cm" svg:height="4.5cm" svg:x="3.65cm" svg:y="7.6cm">
          <text:p text:style-name="P10"><text:span text:style-name="T3">Node</text:span></text:p>
          <draw:enhanced-geometry svg:viewBox="0 0 21600 21600" draw:path-stretchpoint-x="10800" draw:path-stretchpoint-y="10800" draw:text-areas="?f3 ?f4 ?f5 ?f6" draw:type="round-rectangle" draw:modifiers="1919.573428127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04T18:45:30.023000000</meta:creation-date>
    <dc:date>2024-10-08T17:57:40.133000000</dc:date>
    <meta:editing-duration>PT1H37M26S</meta:editing-duration>
    <meta:editing-cycles>16</meta:editing-cycles>
    <meta:generator>LibreOffice/7.5.5.2$Windows_X86_64 LibreOffice_project/ca8fe7424262805f223b9a2334bc7181abbcbf5e</meta:generator>
    <meta:document-statistic meta:object-count="36"/>
  </office:meta>
</office:document-meta>
</file>